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" draw:fill="solid" draw:fill-color="#ffcc99"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ff" draw:textarea-horizontal-align="justify" draw:textarea-vertical-align="top" draw:auto-grow-height="false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3cm" svg:height="10.9cm" svg:x="5.2cm" svg:y="3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119cm" svg:height="3.7cm" svg:x="24.3cm" svg:y="6.4cm">
          <text:p text:style-name="P1">Databas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2.9cm" svg:height="6.5cm" svg:x="5.6cm" svg:y="4.6cm">
          <text:p text:style-name="P1">NIO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0.9cm" svg:height="1.6cm" svg:x="8.9cm" svg:y="5.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cm" svg:height="1.6cm" svg:x="9.8cm" svg:y="5.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cm" svg:height="1.6cm" svg:x="10.7cm" svg:y="5.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cm" svg:height="1.6cm" svg:x="11.6cm" svg:y="5.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cm" svg:height="1.6cm" svg:x="12.5cm" svg:y="5.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cm" svg:height="1.6cm" svg:x="13.4cm" svg:y="5.3cm">
            <text:p/>
            <draw:enhanced-geometry svg:viewBox="0 0 21600 21600" draw:type="rectangle" draw:enhanced-path="M 0 0 L 21600 0 21600 21600 0 21600 0 0 Z N"/>
          </draw:custom-shape>
        </draw:g>
        <draw:frame draw:style-name="gr5" draw:layer="layout" svg:width="4.939cm" svg:height="0.963cm" svg:x="9.1cm" svg:y="4.1cm">
          <draw:text-box>
            <text:p>Request Queue</text:p>
          </draw:text-box>
        </draw:frame>
        <draw:g>
          <draw:custom-shape draw:style-name="gr4" draw:text-style-name="P1" draw:layer="layout" svg:width="0.9cm" svg:height="1.6cm" svg:x="8.9cm" svg:y="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cm" svg:height="1.6cm" svg:x="9.8cm" svg:y="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cm" svg:height="1.6cm" svg:x="10.7cm" svg:y="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cm" svg:height="1.6cm" svg:x="11.6cm" svg:y="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cm" svg:height="1.6cm" svg:x="12.5cm" svg:y="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cm" svg:height="1.6cm" svg:x="13.4cm" svg:y="9cm">
            <text:p/>
            <draw:enhanced-geometry svg:viewBox="0 0 21600 21600" draw:type="rectangle" draw:enhanced-path="M 0 0 L 21600 0 21600 21600 0 21600 0 0 Z N"/>
          </draw:custom-shape>
        </draw:g>
        <draw:frame draw:style-name="gr5" draw:layer="layout" svg:width="5.43cm" svg:height="0.963cm" svg:x="9.1cm" svg:y="7.8cm">
          <draw:text-box>
            <text:p>Response Queue</text:p>
          </draw:text-box>
        </draw:frame>
        <draw:custom-shape draw:style-name="gr6" draw:text-style-name="P1" draw:layer="layout" svg:width="3.6cm" svg:height="6.2cm" svg:x="19.6cm" svg:y="5cm">
          <text:p text:style-name="P1">Connection</text:p>
          <text:p text:style-name="P1">Pool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467cm" svg:height="3.267cm" svg:x="14.7cm" svg:y="5.7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467cm" svg:height="3.267cm" svg:x="15.033cm" svg:y="6.033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466cm" svg:height="3.266cm" svg:x="15.367cm" svg:y="6.434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467cm" svg:height="3.267cm" svg:x="15.766cm" svg:y="6.833cm">
          <text:p text:style-name="P1">Worker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9.1cm" svg:y1="6.1cm" svg:x2="14.1cm" svg:y2="6.1cm">
          <text:p/>
        </draw:line>
        <draw:line draw:style-name="gr7" draw:text-style-name="P1" draw:layer="layout" svg:x1="14.1cm" svg:y1="9.8cm" svg:x2="9cm" svg:y2="9.8cm">
          <text:p/>
        </draw:line>
        <draw:custom-shape draw:style-name="gr6" draw:text-style-name="P1" draw:layer="layout" svg:width="2.557cm" svg:height="2.41cm" svg:x="1.403cm" svg:y="6.3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57cm" svg:height="2.41cm" svg:x="1.698cm" svg:y="6.595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58cm" svg:height="2.41cm" svg:x="2.042cm" svg:y="6.89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cm" svg:height="2.1cm" svg:x="5.6cm" svg:y="11.3cm">
          <text:p text:style-name="P1">Buffer</text:p>
          <text:p text:style-name="P1">Poo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0T08:22:14.079000000</meta:creation-date>
    <dc:date>2013-10-17T12:55:16.899000000</dc:date>
    <meta:editing-duration>PT21M44S</meta:editing-duration>
    <meta:editing-cycles>15</meta:editing-cycles>
    <meta:generator>LibreOffice/4.1.1.2$Windows_x86 LibreOffice_project/7e4286b58adc75a14f6d83f53a03b6c11fa2903</meta:generator>
    <meta:document-statistic meta:object-count="30"/>
  </office:meta>
</office:document-meta>
</file>